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3cm" table:align="right"/>
    </style:style>
    <style:style style:name="Tabelle1.A" style:family="table-column">
      <style:table-column-properties style:column-width="0.926cm"/>
    </style:style>
    <style:style style:name="Tabelle1.B" style:family="table-column">
      <style:table-column-properties style:column-width="16.66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text-properties fo:language="de" fo:country="DE"/>
    </style:style>
    <style:style style:name="P2" style:family="paragraph" style:parent-style-name="Text_20_body">
      <style:text-properties fo:language="de" fo:country="DE" officeooo:rsid="00222db8" officeooo:paragraph-rsid="00222db8"/>
    </style:style>
    <style:style style:name="P3" style:family="paragraph" style:parent-style-name="Text_20_body">
      <style:text-properties fo:language="de" fo:country="DE" officeooo:rsid="0023b406" officeooo:paragraph-rsid="0023b406"/>
    </style:style>
    <style:style style:name="P4" style:family="paragraph" style:parent-style-name="Text_20_body">
      <style:text-properties fo:language="de" fo:country="DE" officeooo:rsid="002ed2fc" officeooo:paragraph-rsid="002ed2fc"/>
    </style:style>
    <style:style style:name="P5" style:family="paragraph" style:parent-style-name="Text_20_body">
      <style:text-properties fo:language="de" fo:country="DE" officeooo:rsid="003543d9" officeooo:paragraph-rsid="003543d9"/>
    </style:style>
    <style:style style:name="P6" style:family="paragraph" style:parent-style-name="Text_20_body">
      <style:text-properties fo:language="de" fo:country="DE" officeooo:rsid="0037c88a" officeooo:paragraph-rsid="0037c88a"/>
    </style:style>
    <style:style style:name="P7" style:family="paragraph" style:parent-style-name="Text_20_body">
      <style:text-properties officeooo:rsid="0037c88a" officeooo:paragraph-rsid="0037c88a"/>
    </style:style>
    <style:style style:name="P8" style:family="paragraph" style:parent-style-name="Table_20_Contents">
      <style:text-properties fo:language="de" fo:country="DE" officeooo:rsid="00213d75" officeooo:paragraph-rsid="00213d75"/>
    </style:style>
    <style:style style:name="P9" style:family="paragraph" style:parent-style-name="Preformatted_20_Text">
      <style:text-properties fo:language="de" fo:country="DE" officeooo:rsid="001d9c23" officeooo:paragraph-rsid="001d9c23"/>
    </style:style>
    <style:style style:name="P10" style:family="paragraph" style:parent-style-name="Contents_20_3">
      <style:paragraph-properties fo:margin-left="0cm" fo:margin-right="0cm" fo:text-indent="0cm" style:auto-text-indent="false"/>
      <style:text-properties fo:language="de" fo:country="DE" officeooo:rsid="0024a20f" officeooo:paragraph-rsid="0024a20f"/>
    </style:style>
    <style:style style:name="P11" style:family="paragraph" style:parent-style-name="Contents_20_3">
      <style:paragraph-properties fo:margin-left="0cm" fo:margin-right="0cm" fo:text-indent="0cm" style:auto-text-indent="false"/>
      <style:text-properties fo:language="de" fo:country="DE" officeooo:rsid="00257fea" officeooo:paragraph-rsid="00257fea"/>
    </style:style>
    <style:style style:name="P12" style:family="paragraph" style:parent-style-name="Contents_20_3">
      <style:paragraph-properties fo:margin-left="0cm" fo:margin-right="0cm" fo:text-indent="0cm" style:auto-text-indent="false"/>
      <style:text-properties fo:language="de" fo:country="DE" officeooo:rsid="002ed2fc" officeooo:paragraph-rsid="002ed2fc"/>
    </style:style>
    <style:style style:name="P13" style:family="paragraph" style:parent-style-name="Standard">
      <style:paragraph-properties fo:margin-left="0cm" fo:margin-right="0cm" fo:text-indent="0cm" style:auto-text-indent="false"/>
      <style:text-properties fo:language="de" fo:country="DE" officeooo:rsid="002036b4" officeooo:paragraph-rsid="002036b4"/>
    </style:style>
    <style:style style:name="P14" style:family="paragraph" style:parent-style-name="Standard">
      <style:paragraph-properties fo:margin-left="0cm" fo:margin-right="0cm" fo:text-indent="0cm" style:auto-text-indent="false"/>
      <style:text-properties fo:language="de" fo:country="DE" officeooo:rsid="002036b4" officeooo:paragraph-rsid="00213d75"/>
    </style:style>
    <style:style style:name="P15" style:family="paragraph" style:parent-style-name="Standard">
      <style:paragraph-properties fo:margin-left="0cm" fo:margin-right="0cm" fo:text-indent="0cm" style:auto-text-indent="false"/>
      <style:text-properties fo:language="de" fo:country="DE" officeooo:rsid="002036b4" officeooo:paragraph-rsid="0031f602"/>
    </style:style>
    <style:style style:name="P16" style:family="paragraph" style:parent-style-name="Standard">
      <style:paragraph-properties fo:margin-left="0cm" fo:margin-right="0cm" fo:text-indent="0cm" style:auto-text-indent="false"/>
      <style:text-properties fo:language="de" fo:country="DE" officeooo:rsid="00213d75" officeooo:paragraph-rsid="00213d75"/>
    </style:style>
    <style:style style:name="P17" style:family="paragraph" style:parent-style-name="Standard">
      <style:paragraph-properties fo:margin-left="0cm" fo:margin-right="0cm" fo:text-indent="0cm" style:auto-text-indent="false"/>
      <style:text-properties fo:language="de" fo:country="DE" officeooo:rsid="0032d745" officeooo:paragraph-rsid="0032d745"/>
    </style:style>
    <style:style style:name="P18" style:family="paragraph" style:parent-style-name="Standard">
      <style:paragraph-properties fo:margin-left="0cm" fo:margin-right="0cm" fo:text-indent="0cm" style:auto-text-indent="false"/>
      <style:text-properties fo:language="de" fo:country="DE" officeooo:rsid="00344731" officeooo:paragraph-rsid="00344731"/>
    </style:style>
    <style:style style:name="P19" style:family="paragraph" style:parent-style-name="Standard">
      <style:paragraph-properties fo:margin-left="0cm" fo:margin-right="0cm" fo:text-indent="0cm" style:auto-text-indent="false"/>
      <style:text-properties fo:language="de" fo:country="DE" officeooo:rsid="0031f602" officeooo:paragraph-rsid="0031f602"/>
    </style:style>
    <style:style style:name="P20" style:family="paragraph" style:parent-style-name="Contents_20_3">
      <style:text-properties fo:language="de" fo:country="DE"/>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text-properties fo:language="de" fo:country="DE"/>
    </style:style>
    <style:style style:name="P23" style:family="paragraph" style:parent-style-name="Standard">
      <style:text-properties fo:language="de" fo:country="DE" officeooo:rsid="002036b4" officeooo:paragraph-rsid="002036b4"/>
    </style:style>
    <style:style style:name="P24" style:family="paragraph" style:parent-style-name="Standard">
      <style:text-properties fo:language="de" fo:country="DE" officeooo:rsid="002ed2fc" officeooo:paragraph-rsid="002ed2fc"/>
    </style:style>
    <style:style style:name="P25" style:family="paragraph" style:parent-style-name="Standard">
      <style:text-properties fo:language="de" fo:country="DE" officeooo:rsid="002f61b6" officeooo:paragraph-rsid="002f61b6"/>
    </style:style>
    <style:style style:name="P26" style:family="paragraph" style:parent-style-name="Standard">
      <style:text-properties fo:language="de" fo:country="DE" officeooo:rsid="0030bf33" officeooo:paragraph-rsid="0030bf33"/>
    </style:style>
    <style:style style:name="P27" style:family="paragraph" style:parent-style-name="Standard">
      <style:text-properties fo:language="de" fo:country="DE" officeooo:rsid="0031f602" officeooo:paragraph-rsid="0031f602"/>
    </style:style>
    <style:style style:name="P28" style:family="paragraph" style:parent-style-name="Standard">
      <style:paragraph-properties fo:margin-left="0.741cm" fo:margin-right="0cm" fo:text-indent="0cm" style:auto-text-indent="false"/>
      <style:text-properties fo:language="de" fo:country="DE" officeooo:rsid="002036b4" officeooo:paragraph-rsid="002036b4"/>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2">
      <style:paragraph-properties>
        <style:tab-stops>
          <style:tab-stop style:position="11.033cm"/>
        </style:tab-stops>
      </style:paragraph-properties>
      <style:text-properties officeooo:rsid="001d9c23" officeooo:paragraph-rsid="001d9c23"/>
    </style:style>
    <style:style style:name="P31" style:family="paragraph" style:parent-style-name="Heading_20_2">
      <style:text-properties fo:language="de" fo:country="DE"/>
    </style:style>
    <style:style style:name="P32" style:family="paragraph" style:parent-style-name="Heading_20_2">
      <style:text-properties fo:language="de" fo:country="DE" officeooo:rsid="002ed2fc" officeooo:paragraph-rsid="002ed2fc"/>
    </style:style>
    <style:style style:name="P33" style:family="paragraph" style:parent-style-name="Heading_20_3">
      <style:text-properties fo:language="de" fo:country="DE"/>
    </style:style>
    <style:style style:name="T1" style:family="text">
      <style:text-properties officeooo:rsid="00213d75"/>
    </style:style>
    <style:style style:name="T2" style:family="text">
      <style:text-properties fo:font-weight="bold" style:font-weight-asian="bold" style:font-weight-complex="bold"/>
    </style:style>
    <style:style style:name="T3" style:family="text">
      <style:text-properties fo:font-weight="bold" officeooo:rsid="003543d9" style:font-weight-asian="bold" style:font-weight-complex="bold"/>
    </style:style>
    <style:style style:name="T4" style:family="text">
      <style:text-properties officeooo:rsid="0024a20f"/>
    </style:style>
    <style:style style:name="T5" style:family="text">
      <style:text-properties officeooo:rsid="00257fea"/>
    </style:style>
    <style:style style:name="T6" style:family="text">
      <style:text-properties officeooo:rsid="002ed2fc"/>
    </style:style>
    <style:style style:name="T7" style:family="text">
      <style:text-properties fo:language="de" fo:country="DE"/>
    </style:style>
    <style:style style:name="T8" style:family="text">
      <style:text-properties fo:language="de" fo:country="DE" officeooo:rsid="002ed2fc"/>
    </style:style>
    <style:style style:name="T9" style:family="text">
      <style:text-properties fo:language="de" fo:country="DE" officeooo:rsid="00371ed4"/>
    </style:style>
    <style:style style:name="T10" style:family="text">
      <style:text-properties fo:language="de" fo:country="DE" officeooo:rsid="002bf2e6"/>
    </style:style>
    <style:style style:name="T11" style:family="text">
      <style:text-properties fo:language="de" fo:country="DE" officeooo:rsid="00389e3c"/>
    </style:style>
    <style:style style:name="T12" style:family="text">
      <style:text-properties officeooo:rsid="002f61b6"/>
    </style:style>
    <style:style style:name="T13" style:family="text">
      <style:text-properties officeooo:rsid="0030bf33"/>
    </style:style>
    <style:style style:name="T14" style:family="text">
      <style:text-properties officeooo:rsid="0031f602"/>
    </style:style>
    <style:style style:name="T15" style:family="text">
      <style:text-properties officeooo:rsid="0032d745"/>
    </style:style>
    <style:style style:name="T16" style:family="text">
      <style:text-properties officeooo:rsid="00344731"/>
    </style:style>
    <style:style style:name="T17" style:family="text">
      <style:text-properties officeooo:rsid="003543d9"/>
    </style:style>
    <style:style style:name="T18" style:family="text">
      <style:text-properties officeooo:rsid="003560fa"/>
    </style:style>
    <style:style style:name="T19" style:family="text">
      <style:text-properties officeooo:rsid="0037c88a"/>
    </style:style>
    <style:style style:name="T20" style:family="text">
      <style:text-properties officeooo:rsid="00389e3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text:bookmark-start text:name="__RefHeading__106_1158073005"/><text:span text:style-name="T8">Benutzerhandbuch</text:span><text:tab/><text:span text:style-name="T9">01.02.2014</text:span><text:bookmark-end text:name="__RefHeading__106_1158073005"/></text:h>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29"><text:a xlink:type="simple" xlink:href="#__RefHeading__106_1158073005" text:style-name="Index_20_Link" text:visited-style-name="Index_20_Link">Benutzerhandbuch 01.02.2014<text:tab/>1</text:a></text:p>
          <text:p text:style-name="P29"><text:a xlink:type="simple" xlink:href="#__RefHeading__442_2094090670" text:style-name="Index_20_Link" text:visited-style-name="Index_20_Link">Vorwort<text:tab/>1</text:a></text:p>
          <text:p text:style-name="P29"><text:a xlink:type="simple" xlink:href="#__RefHeading__108_1158073005" text:style-name="Index_20_Link" text:visited-style-name="Index_20_Link">1 Start ins Programm<text:tab/>1</text:a></text:p>
          <text:p text:style-name="P21"><text:a xlink:type="simple" xlink:href="#__RefHeading__253_1158073005" text:style-name="Index_20_Link" text:visited-style-name="Index_20_Link">1.1 Wege die Anwendung zu starten<text:tab/>1</text:a></text:p>
          <text:p text:style-name="P21"><text:a xlink:type="simple" xlink:href="#__RefHeading__230_1158073005" text:style-name="Index_20_Link" text:visited-style-name="Index_20_Link">1.2 Wähle die Datenbank<text:tab/>2</text:a></text:p>
          <text:p text:style-name="P21"><text:a xlink:type="simple" xlink:href="#__RefHeading__110_1158073005" text:style-name="Index_20_Link" text:visited-style-name="Index_20_Link">1.3 Erstellen der Datenbank und Aufbau der Verbindung<text:tab/>2</text:a></text:p>
          <text:p text:style-name="P21"><text:a xlink:type="simple" xlink:href="#__RefHeading__112_1158073005" text:style-name="Index_20_Link" text:visited-style-name="Index_20_Link">1.4 Einstellung der Netzwerk-Umgebung<text:tab/>2</text:a></text:p>
          <text:p text:style-name="P21"><text:a xlink:type="simple" xlink:href="#__RefHeading__114_1158073005" text:style-name="Index_20_Link" text:visited-style-name="Index_20_Link">1.5 Teste deine Konfiguration<text:tab/>2</text:a></text:p>
          <text:p text:style-name="P29"><text:a xlink:type="simple" xlink:href="#__RefHeading__116_1158073005" text:style-name="Index_20_Link" text:visited-style-name="Index_20_Link">2. Wir geht es weiter<text:tab/>2</text:a></text:p>
          <text:p text:style-name="P21"><text:a xlink:type="simple" xlink:href="#__RefHeading__118_1158073005" text:style-name="Index_20_Link" text:visited-style-name="Index_20_Link">2.1 Einstellungen der Werte die von den Druckern gelesen werden sollen<text:tab/>2</text:a></text:p>
          <text:p text:style-name="P21"><text:a xlink:type="simple" xlink:href="#__RefHeading__232_1158073005" text:style-name="Index_20_Link" text:visited-style-name="Index_20_Link">2.2 Druckertypen definieren<text:tab/>3</text:a></text:p>
          <text:p text:style-name="P21"><text:a xlink:type="simple" xlink:href="#__RefHeading__236_1158073005" text:style-name="Index_20_Link" text:visited-style-name="Index_20_Link">2.3 Bestimmen der allgemeinen Einstellungen<text:tab/>3</text:a></text:p>
          <text:p text:style-name="P21"><text:a xlink:type="simple" xlink:href="#__RefHeading__238_1158073005" text:style-name="Index_20_Link" text:visited-style-name="Index_20_Link">2.4 Erstellen von Drucker-Berichten<text:tab/>4</text:a></text:p>
          <text:p text:style-name="P21"><text:a xlink:type="simple" xlink:href="#__RefHeading__240_1158073005" text:style-name="Index_20_Link" text:visited-style-name="Index_20_Link">2.5 Einrichte eines Server-Prozesses<text:tab/>4</text:a></text:p>
          <text:p text:style-name="P21"><text:a xlink:type="simple" xlink:href="#__RefHeading__242_1158073005" text:style-name="Index_20_Link" text:visited-style-name="Index_20_Link">2.6 Erstelle einen Plan für automatische Verarbeitung<text:tab/>4</text:a></text:p>
          <text:p text:style-name="P29"><text:a xlink:type="simple" xlink:href="#__RefHeading__244_1158073005" text:style-name="Index_20_Link" text:visited-style-name="Index_20_Link">3 Spezielle Tätigkeiten<text:tab/>4</text:a></text:p>
          <text:p text:style-name="P21"><text:a xlink:type="simple" xlink:href="#__RefHeading__246_1158073005" text:style-name="Index_20_Link" text:visited-style-name="Index_20_Link">3.1 Wechseln zu einer anderen Datenbank<text:tab/>4</text:a></text:p>
          <text:p text:style-name="P21"><text:a xlink:type="simple" xlink:href="#__RefHeading__248_1158073005" text:style-name="Index_20_Link" text:visited-style-name="Index_20_Link">3.2 Deleting a lock<text:tab/>5</text:a></text:p>
        </text:index-body>
      </text:table-of-content>
      <text:h text:style-name="P32" text:outline-level="2"><text:bookmark-start text:name="__RefHeading__442_2094090670"/>Vorwort<text:bookmark-end text:name="__RefHeading__442_2094090670"/></text:h>
      <text:p text:style-name="P4">Diese Projekt und dieses Dokument ist ein Teil davon, ist ein reines Hobby-Projekt. Es war nie für eine professionelle Benutzung gedacht. Ich bin für jede Verbesserung der Programmierung oder der Texte dankbar.</text:p>
      <text:h text:style-name="P31" text:outline-level="2"><text:bookmark-start text:name="__RefHeading__108_1158073005"/>1 <text:span text:style-name="T6">Start ins Programm</text:span><text:bookmark-end text:name="__RefHeading__108_1158073005"/></text:h>
      <text:p text:style-name="P9"/>
      <text:h text:style-name="P33" text:outline-level="3"><text:bookmark-start text:name="__RefHeading__253_1158073005"/>1.1 <text:span text:style-name="T6">Wege die Anwendung zu starten</text:span><text:bookmark-end text:name="__RefHeading__253_1158073005"/></text:h>
      <text:p text:style-name="P1">1.1.1 <text:span text:style-name="T6">Ausführen der „jar“-Datei</text:span></text:p>
      <text:p text:style-name="P12">Kopiere die „jar“-Datei und den 'lib“-Ordner an eine Stelle auf die der Benutzer Lese-Rechte hat,</text:p>
      <text:p text:style-name="P12">z.B. <text:span text:style-name="T4">/home/&lt;</text:span>Benutzername<text:span text:style-name="T4">&gt;/jprinteradmin oder c:\users\&lt;</text:span>Benutzername<text:span text:style-name="T4">&gt;\jprinteradmin </text:span>und erstelle eine Verknüpfung.</text:p>
      <text:p text:style-name="P12">Zum Beispiel eine Datei namens „ <text:span text:style-name="T4">jprinteradmin.bat“ </text:span>mit dem Inhalt .</text:p>
      <text:p text:style-name="P10">“javaw -jar &lt;p<text:span text:style-name="T6">fadZur</text:span>Jar<text:span text:style-name="T6">Datei</text:span>&gt;”</text:p>
      <text:p text:style-name="P10"/>
      <text:p text:style-name="P1">1.1.2 <text:span text:style-name="T6">Benutzen von</text:span> Web-Start</text:p>
      <text:p text:style-name="P12">Kopieren den ganzen Ordner mit jar- und jnlp-Datei usw. samt dem lib Ordner auf einen Webserver.</text:p>
      <text:p text:style-name="P12">Füge das Zertifikat zu den Signaturgeber CA – Zertifikaten im Java Control Panel unter „Sicherheit“ → „Zertifikate“.</text:p>
      <text:p text:style-name="P12">Navigiere mit deinem Browser zu ddieser Stelle und starte die launch jnlp-Datei.</text:p>
      <text:p text:style-name="P12">Man kann eine Verknüpfung aus dem Java-Control-Panel erstellen indem man unter „Allgemein“ → „Ansicht“ <text:s/>mit der rechten Maustaste auf jPrinterAdmin klickt und „Verknüpfung installieren anklickt.</text:p>
      <text:p text:style-name="P11"><text:soft-page-break/>Tip<text:span text:style-name="T6">p</text:span>: <text:span text:style-name="T6">Wenn man die gleiche JAR-Datei für Webstart und den Server-Prozess verwendet, habe die beiden immer die gleiche Version.</text:span></text:p>
      <text:p text:style-name="P20"/>
      <text:h text:style-name="P33" text:outline-level="3"><text:bookmark-start text:name="__RefHeading__230_1158073005"/>1.<text:span text:style-name="T5">2</text:span> <text:span text:style-name="T6">Wähle die Datenbank</text:span><text:bookmark-end text:name="__RefHeading__230_1158073005"/></text:h>
      <text:p text:style-name="P24">Wenn du nicht mehrere Benutzer brauchst und keine Server-Prozess installieren möchtest ist Lokal (Sqlite) eine gute Wahl. Ansonsten musst du zwischen MS-SQL-Server und MYSQL wählen. Das ist notwendig wenn mehrere Benutzer auf die Datenbank zugreifen sollen oder ein Server-Prozess in regelmäßigen Abständen die Druckerdaten auslesen soll.</text:p>
      <text:p text:style-name="P9"/>
      <text:h text:style-name="P33" text:outline-level="3"><text:bookmark-start text:name="__RefHeading__110_1158073005"/>1.<text:span text:style-name="T5">3</text:span> <text:span text:style-name="T6">Erstellen der Datenbank und Aufbau der Verbindung</text:span><text:bookmark-end text:name="__RefHeading__110_1158073005"/></text:h>
      <text:p text:style-name="P9"/>
      <text:p text:style-name="P22"><text:span text:style-name="T12">Klicke im Menü auf „Einstellungen“ und ann auf „Verbindung“.</text:span> <text:span text:style-name="T12">Das Verbindungsfenster öffnet sich.</text:span> <text:span text:style-name="T12">Klicke auf die Schaltfläche „Datenbank erstellen“ und wähle im Auswahlfeld die Datenbank</text:span>. <text:span text:style-name="T12">Falls du lokal wählst musst du nur auf „Datenbank erstellen“ klicken</text:span>. jprinteradmin <text:span text:style-name="T12">erstellt dann eine sqlite-Datenbank-Datei</text:span> <text:span text:style-name="T12">in deinem Anwendungsdaten-Ordner im Unterordner</text:span> ".jprinteradmin". <text:span text:style-name="T12">Wenn du eine der anderen wählst musst du Server</text:span>, <text:span text:style-name="T12">P</text:span>ort ( <text:span text:style-name="T12">der Standard ist vorgegeben</text:span> ), <text:span text:style-name="T20">Administrator-Benutzerdaten</text:span>, <text:span text:style-name="T12">der Name der Datenbank die erstellt wird</text:span> <text:span text:style-name="T12">und Benutzername und Passwort für den neu zu erstellenden Benutzer, der dann für die Verbindung zur Datenbank benutzt wird.</text:span></text:p>
      <text:p text:style-name="P25">Klicke auf „Erstellen“</text:p>
      <text:p text:style-name="P22"/>
      <text:p text:style-name="P25">Tipp: Wenn ein Fehler aufgetreten ist muss im Falle von einer lokalen Datenbank die sqlite-Datenbank-Datei gelöscht werden, bei den anderen muss die Datenbank sowie der erstellte Benutzer gelöscht werden.</text:p>
      <text:h text:style-name="P33" text:outline-level="3"><text:bookmark-start text:name="__RefHeading__112_1158073005"/>1.<text:span text:style-name="T5">4</text:span> <text:span text:style-name="T12">Einstellung der Netzwerk-Umgebung</text:span><text:bookmark-end text:name="__RefHeading__112_1158073005"/></text:h>
      <text:p text:style-name="P22"/>
      <text:p text:style-name="P26">Klicke im Menü auf „Einstellungen“ und dann auf „Netzwerk“.</text:p>
      <text:p text:style-name="P22"><text:span text:style-name="T13">Trage die erste und die letzte IP_Adresse ein uns gib dem Bereich einen Namen.</text:span> <text:span text:style-name="T13">Dass kann nützlich sein, wenn man verschieden Netzwerkbereiche in unterschiedlichen Standorten hat</text:span>.</text:p>
      <text:p text:style-name="P26"><text:span text:style-name="T20">Klicke</text:span> auf die Schaltfläche „Hinzufügen“.</text:p>
      <text:p text:style-name="P26">Beispiel</text:p>
      <text:p text:style-name="P22"><text:span text:style-name="T13">erste IP-Adresse</text:span>: 192.168.2.200</text:p>
      <text:p text:style-name="P22">l<text:span text:style-name="T13">etzte IP-Adresse</text:span>: 192.168.2.250</text:p>
      <text:p text:style-name="P22"><text:span text:style-name="T13">Kunde</text:span>: <text:span text:style-name="T13">Standard-Bereich</text:span></text:p>
      <text:p text:style-name="P9"/>
      <text:h text:style-name="P33" text:outline-level="3"><text:bookmark-start text:name="__RefHeading__114_1158073005"/>1.<text:span text:style-name="T5">5</text:span> Test<text:span text:style-name="T13">e</text:span> <text:span text:style-name="T13">deine Konfiguration</text:span><text:bookmark-end text:name="__RefHeading__114_1158073005"/></text:h>
      <text:p text:style-name="P22"/>
      <text:p text:style-name="P22"><text:span text:style-name="T13">Klicke im Hauptfenster auf „lese Druckeredaten“.</text:span> <text:span text:style-name="T13">Das Programm sollte jetzt jeder IP-Adresse nach Drucker überprüfen und anschließende diese im Hauptfenster anzeigen</text:span>. <text:span text:style-name="T13">Durch eine Doppel-Klick auf einen Eintrag erreicht man das Drucker-Fenster in dem alle Abfrage-Werte des Druckers angezeigt werden.</text:span></text:p>
      <text:p text:style-name="P22"/>
      <text:h text:style-name="P31" text:outline-level="2"><text:bookmark-start text:name="__RefHeading__116_1158073005"/>2. <text:span text:style-name="T13">Wir geht es weiter</text:span><text:bookmark-end text:name="__RefHeading__116_1158073005"/></text:h>
      <text:p text:style-name="P9"/>
      <text:h text:style-name="P33" text:outline-level="3"><text:bookmark-start text:name="__RefHeading__118_1158073005"/>2.1 <text:span text:style-name="T13">Einstellungen der Werte die von den Druckern gelesen werden sollen</text:span><text:bookmark-end text:name="__RefHeading__118_1158073005"/></text:h>
      <text:p text:style-name="P22"/>
      <text:p text:style-name="P27">Gehe zu „Einstellungen“ → „Einstellung Abfrage-Werte“</text:p>
      <text:p text:style-name="P22"/>
      <text:p text:style-name="P23"><text:span text:style-name="T14">Füge ein Feld zu der Standard-Abfrage Methode hinzu, indem du einen Namen eingibst und die anderen </text:span><text:soft-page-break/><text:span text:style-name="T14">Felder ausfüllst</text:span>:</text:p>
      <text:p text:style-name="P23">- <text:span text:style-name="T14">Sichtbar in Hauptfenster</text:span> → <text:span text:style-name="T14">ob dieser Wert im Hauptfenster zu sehen ist</text:span></text:p>
      <text:p text:style-name="P23">- <text:span text:style-name="T14">Reihenfolge → an welcher Stelle es Sichtbar ist (wenn es Sichtbar ist)</text:span></text:p>
      <text:p text:style-name="P23">- <text:span text:style-name="T14">Such-Feld</text:span> → <text:span text:style-name="T14">Ob der Inhalt des Feldes in der Suche im Hauptfenster berücksichtigt wird.</text:span></text:p>
      <text:p text:style-name="P23">- Identifi<text:span text:style-name="T14">k</text:span>ation<text:span text:style-name="T14">s</text:span>-<text:span text:style-name="T14">Fe</text:span>ld → <text:span text:style-name="T14">ob dieses Feld zur Identifikation des Druckers Benutz wird</text:span></text:p>
      <text:p text:style-name="P28">- <text:span text:style-name="T14">der Standard hierfür ist die MAC-Adresse, die IP wäre auch möglich</text:span></text:p>
      <text:p text:style-name="P13">- <text:span text:style-name="T14">Zähler</text:span> → <text:span text:style-name="T14">Wenn ein Feld als Zähler angesehen wird, werden alle Abfragewerte gespeichert und es ist Möglich Summen- und Durchschnitts-Werte zu errechnen.</text:span></text:p>
      <text:p text:style-name="P13"/>
      <text:p text:style-name="P15"><text:span text:style-name="T14">Anschließend klicke auf „Hinzufügen“</text:span>. <text:span text:style-name="T14">Jetzt ist das Feld hinzugefügt. Aber dem Programm ist immer noch nicht bekannt wie es den Wert ermitteln soll. </text:span></text:p>
      <text:p text:style-name="P19">Dafür wähle <text:span text:style-name="T20">eine</text:span> Abfrage Methode in dem Auswahlfeld:</text:p>
      <text:p text:style-name="P13"/>
      <text:p text:style-name="P13">1. snmp – <text:span text:style-name="T14">das dürfte die meist benutzte Methode sein.</text:span></text:p>
      <text:p text:style-name="P14"><text:span text:style-name="T14">Klicke auf die Schaltfläche</text:span> “<text:span text:style-name="T14">Abfrage-Methode ändern</text:span>”. <text:span text:style-name="T14">Das SNMP-Einstellungen-Fenster öffnet sich</text:span>. <text:span text:style-name="T14">Hier kann ma eine oid eingben z.B.</text:span> <text:span text:style-name="T1">1.3.6.1.2.1.1.5.0 für den Druckernamen. Man kann eine bekannte IP-Adresse eingeben und mit einem Klick auf „Testen“ sehen was für ein Ergebnis man erhält. Danach auf „OK“ klicken.</text:span></text:p>
      <text:p text:style-name="P13"/>
      <text:p text:style-name="P16">2. <text:span text:style-name="T15">HTML</text:span>- <text:span text:style-name="T15">das ist etwas komplizierter und wird in der nächsten Version dieses Dokuments beschrieben.</text:span></text:p>
      <text:p text:style-name="P16"/>
      <text:p text:style-name="P16">3. internal – <text:span text:style-name="T15">einige „Hart“-einprogrammierte Felder:</text:span></text:p>
      <table:table table:name="Tabelle1" table:style-name="Tabelle1">
        <table:table-column table:style-name="Tabelle1.A"/>
        <table:table-column table:style-name="Tabelle1.B"/>
        <table:table-row>
          <table:table-cell table:style-name="Tabelle1.A1" office:value-type="string">
            <text:p text:style-name="P8">1</text:p>
          </table:table-cell>
          <table:table-cell table:style-name="Tabelle1.B1" office:value-type="string">
            <text:p text:style-name="P17">Für die IP-Adresse</text:p>
          </table:table-cell>
        </table:table-row>
        <table:table-row>
          <table:table-cell table:style-name="Tabelle1.A2" office:value-type="string">
            <text:p text:style-name="P8">2</text:p>
          </table:table-cell>
          <table:table-cell table:style-name="Tabelle1.B2" office:value-type="string">
            <text:p text:style-name="P17">Für das Datum an dem der Drucker das erste mal abgefragt wurde</text:p>
          </table:table-cell>
        </table:table-row>
        <table:table-row>
          <table:table-cell table:style-name="Tabelle1.A2" office:value-type="string">
            <text:p text:style-name="P8">3</text:p>
          </table:table-cell>
          <table:table-cell table:style-name="Tabelle1.B2" office:value-type="string">
            <text:p text:style-name="P17">Für das Datum der letzten Sichtung</text:p>
          </table:table-cell>
        </table:table-row>
        <table:table-row>
          <table:table-cell table:style-name="Tabelle1.A2" office:value-type="string">
            <text:p text:style-name="P8">5</text:p>
          </table:table-cell>
          <table:table-cell table:style-name="Tabelle1.B2" office:value-type="string">
            <text:p text:style-name="P16"><text:span text:style-name="T15">Für den Kundennamen aus der Netzwerkeinstellung</text:span> ( <text:span text:style-name="T15">Punkt 1.3 dieses Dokuments</text:span>)</text:p>
          </table:table-cell>
        </table:table-row>
      </table:table>
      <text:p text:style-name="P16"/>
      <text:p text:style-name="P16"/>
      <text:p text:style-name="P16">4. userdefined – <text:span text:style-name="T15">diese Werte können vom Benutzer im Haupt-Fenster oder dem Drucker-Fenster manuell vergeben werden.</text:span></text:p>
      <text:p text:style-name="P16"/>
      <text:p text:style-name="P18">Wenn du eine andere Abfragemethode brauchst, normalerweise weil du verschieden Drucker hat bei dem du den gleichen Wert mit unterschiedlichen Aktionen abfragen musst, schreibe einen Namen in das Textfeld oben rechts im Fenster und klicke auf die Schaltfläche „Hinzufügen“ daneben.</text:p>
      <text:p text:style-name="P16"/>
      <text:p text:style-name="P18">Danach kannst du die neue Abfrage-Methode in der Auswahlliste oben links auswählen und einige Abfrage-Werte überschreiben, die vom Standard abweichen.</text:p>
      <text:p text:style-name="P16"/>
      <text:p text:style-name="P18">Das hat nur dann einen Effekt wenn man die Methode einem Druckertyp zuweist (siehe Punkt 2.2).</text:p>
      <text:p text:style-name="P16"/>
      <text:h text:style-name="P33" text:outline-level="3"><text:bookmark-start text:name="__RefHeading__232_1158073005"/>2.2 <text:span text:style-name="T16">Druckertypen definieren</text:span><text:bookmark-end text:name="__RefHeading__232_1158073005"/></text:h>
      <text:p text:style-name="P5"><text:bookmark-start text:name="__DdeLink__233_1158073005"/>K<text:bookmark-end text:name="__DdeLink__233_1158073005"/>licke auf „Einstellungen“ im Menü und anschließend auf „Drucker-Typen“.</text:p>
      <text:p text:style-name="P2"><text:span text:style-name="T17">Hier kannst du alle bereits gefundenen Druckertype sehen</text:span>. <text:span text:style-name="T17">Du kannst hier die Abfragemethode für einen Drucker ändern indem di ihn anklickst und anschließend eine Abfrage-Methode auswählst</text:span> ( <text:span text:style-name="T17">Die Definition dieser ist in Punkt 2.1 beschrieben </text:span>) <text:span text:style-name="T17">und auf „Ändern“ klickst</text:span>. <text:span text:style-name="T17">Man kann hier auch einen neuen Drucker-Typ eingeben</text:span>. <text:span text:style-name="T17">Normalerweise macht das allerdings keinen Sinn, da man nicht genau weiß wie der Druckertyp in der SNMP-Antwort heißt bevor man es getestet hat.</text:span></text:p>
      <text:p text:style-name="P2"/>
      <text:h text:style-name="P33" text:outline-level="3"><text:bookmark-start text:name="__RefHeading__236_1158073005"/>2.3 <text:span text:style-name="T17">Bestimmen der allgemeinen Einstellungen</text:span><text:bookmark-end text:name="__RefHeading__236_1158073005"/></text:h>
      <text:p text:style-name="P5">Klicke auf „Einstellungen“ im Menü und anschließend auf „Allgemeine Einstellungen“.</text:p>
      <text:p text:style-name="P5"><text:soft-page-break/>Hier kann man die allgemeinen Einstellung, die für alle Benutzer und Server gelten, bestimmen.</text:p>
      <text:p text:style-name="P5">Auf der rechten Seite findest du die Einstellungen für die Drucke<text:span text:style-name="T18">r</text:span>-Ab<text:span text:style-name="T18">f</text:span>rage und auf der linke die für den Email-SMTP-Server. Das ist nur wichtig wenn du einen Bericht per E-Mail verschicken willst.</text:p>
      <text:p text:style-name="P2"><text:span text:style-name="T3">Beachte, dass der SMTP-Server mit Port eingegeben werden muss</text:span><text:span text:style-name="T2">.</text:span> <text:span text:style-name="T17">Zum Beispiel</text:span>. 192.168.2.1:25 <text:span text:style-name="T17">für einen SMTP-Server ohne SSL-Anmledung.</text:span></text:p>
      <text:p text:style-name="P2"/>
      <text:h text:style-name="P33" text:outline-level="3"><text:bookmark-start text:name="__RefHeading__238_1158073005"/>2.4 <text:span text:style-name="T17">Erstellen von Drucker-Berichten</text:span><text:bookmark-end text:name="__RefHeading__238_1158073005"/></text:h>
      <text:p text:style-name="P5">Muss noch geschrieben werden.</text:p>
      <text:h text:style-name="P33" text:outline-level="3"><text:bookmark-start text:name="__RefHeading__240_1158073005"/>2.5 <text:span text:style-name="T17">Einrichte eines Server-Prozesses</text:span><text:bookmark-end text:name="__RefHeading__240_1158073005"/></text:h>
      <text:p text:style-name="P2"><text:span text:style-name="T17">Dieses Beispiel ist für einen Linux-Server</text:span>, <text:span text:style-name="T17">aber es sollte kein Problem für einen Windows-Administrator darstellen das Vorgehen zu übertragen um einen </text:span><text:s/>“Windows Scheduled Task” <text:span text:style-name="T17">erstellen.</text:span></text:p>
      <text:p text:style-name="P5">Java Version 7 oder höher muss installiert sein.</text:p>
      <text:p text:style-name="P5">Erstellen einen Benutzer der den Prozess startet,</text:p>
      <text:p text:style-name="P2"><text:span text:style-name="T17">z.B.</text:span> “sudo useradd jprinteradmin”.</text:p>
      <text:p text:style-name="P2"><text:span text:style-name="T17">Kopiere deine </text:span>“appdata – .jprinteradmin” <text:span text:style-name="T17">zu dem appdata-Ordner des Benutzers auf dem Server z.B.</text:span> <text:span text:style-name="T17">nach</text:span> /home/jprinteradmin/.jprinteradmin</text:p>
      <text:p text:style-name="P3"><text:span text:style-name="T17">Erstelle einen cronjob</text:span> <text:span text:style-name="T17">der einmal am Tag läuft indem Du eine Zeile zur Datei </text:span>“/etc/crontab” <text:span text:style-name="T17">hinzufügst.</text:span></text:p>
      <text:p text:style-name="P3"><text:span text:style-name="T17">z.B.</text:span> </text:p>
      <text:p text:style-name="P3">“35 <text:s/>7 <text:s text:c="3"/>* * * <text:s text:c="2"/>jprinteradmin java -jar /var/www/jPrinterAdmin/jPrinterAdmin.jar planer”</text:p>
      <text:p text:style-name="P3"/>
      <text:p text:style-name="P3"><text:span text:style-name="T17">In diesem Fall wird der Task jeden morgen um 07:35 vom Benutzer</text:span> “jprinteradmin.” <text:span text:style-name="T17">ausgeführt.</text:span></text:p>
      <text:p text:style-name="P5">Der Prozess wird dann nachsehen, ob etwas zu tun ist.</text:p>
      <text:p text:style-name="P5">Um zu definieren wann etwas zu tun ist lies weiter bei Punkt 2.6.</text:p>
      <text:p text:style-name="P3"/>
      <text:p text:style-name="P2"/>
      <text:h text:style-name="P33" text:outline-level="3"><text:bookmark-start text:name="__RefHeading__242_1158073005"/>2.6 <text:span text:style-name="T17">Erstelle einen Plan für automatische Verarbeitung</text:span><text:bookmark-end text:name="__RefHeading__242_1158073005"/></text:h>
      <text:p text:style-name="P5">Muss noch geschrieben werden.</text:p>
      <text:h text:style-name="P31" text:outline-level="2"><text:bookmark-start text:name="__RefHeading__244_1158073005"/>3 <text:span text:style-name="T17">Spezielle Tätigkeiten</text:span><text:bookmark-end text:name="__RefHeading__244_1158073005"/></text:h>
      <text:h text:style-name="P33" text:outline-level="3"><text:bookmark-start text:name="__RefHeading__246_1158073005"/>3.1 <text:span text:style-name="T17">Wechseln zu einer anderen Datenbank</text:span><text:bookmark-end text:name="__RefHeading__246_1158073005"/></text:h>
      <text:p text:style-name="P6">Das kann zum Beispiel Sinnvoll sein, wenn man mit einer lokalen Datenbank begonnen hat, aber jetzt einen Server-Prozess einrichten möchte und daher eine Datenbank braucht die immer verfügbar ist und mehrere Benutzer erlaubt.</text:p>
      <text:p text:style-name="P2"><text:span text:style-name="T19">Um die Datenbank zu wechseln klicke auf „Datei“ → „Exportieren“</text:span>, <text:span text:style-name="T19">wähle den Ordner</text:span> <text:span text:style-name="T19">und gib dem Job einen Namen, anschließen klicke auf „Ausführen“.</text:span></text:p>
      <text:p text:style-name="P6">Anschließend kannst du einen neue Datenbank erstellen und jPrinterAdmin mit fieser verbinden. (wie beschrieben in Punkt 1.2)</text:p>
      <text:p text:style-name="P7"><text:span text:style-name="T10">Z</text:span><text:span text:style-name="T7">um Schluss kannst du die erstellte Datei wieder </text:span><text:span text:style-name="T11">importieren.</text:span><text:span text:style-name="T7"> Dazu klicke auf „Datei“ → „Importieren“, wähle die Datei und klicke auf „Öffnen“.</text:span></text:p>
      <text:h text:style-name="P33" text:outline-level="3"><text:bookmark-start text:name="__RefHeading__248_1158073005"/><text:soft-page-break/>3.2 <text:span text:style-name="T19">Löschen eines Locks</text:span><text:bookmark-end text:name="__RefHeading__248_1158073005"/></text:h>
      <text:p text:style-name="P6">Gehe zu „Extras“ - „Lock betrachten“.</text:p>
      <text:p text:style-name="P6">Hier kannst du die ganze Lock-Tabelle löschen oder einen Einzelnen, indem du ihn anklickst und anschließend auf die Schaltfläche „Löschen“ klic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1T21:14:49.297018669</dc:date>
    <dc:creator>stefan </dc:creator>
    <meta:generator>LibreOffice/5.0.2.2$Linux_X86_64 LibreOffice_project/00m0$Build-2</meta:generator>
    <meta:editing-duration>PT4H30M5S</meta:editing-duration>
    <meta:editing-cycles>21</meta:editing-cycles>
    <meta:printed-by>stefan </meta:printed-by>
    <meta:print-date>2014-01-28T22:31:46.979123146</meta:print-date>
    <meta:document-statistic meta:table-count="1" meta:image-count="0" meta:object-count="0" meta:page-count="5" meta:paragraph-count="112" meta:word-count="1358" meta:character-count="9358" meta:non-whitespace-character-count="8097"/>
  </office:meta>
</office:document-meta>
</file>